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tru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language="ru" fo:country="RU"/>
    </style:style>
    <style:style style:name="P3" style:family="paragraph" style:parent-style-name="Standard" style:master-page-name="Standard">
      <style:paragraph-properties fo:margin-top="0.423cm" fo:margin-bottom="0.423cm" fo:text-align="center" style:justify-single-word="false"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тзыв о стажировке специалиста по качеству программного обеспечения Малышкина Александра.</text:p>
      <text:p text:style-name="P1">В течение периода стажировки, Александр проявил себя как квалифицированный специалист по тестированию программного обеспечения, хотя до начала работы в компании не имел опыта в тестировании. С первого дня Александр очень быстро включился в работу по проекту <text:span text:style-name="T1">TCC</text:span>, очень быстро ознакомился с порталом и основными его компонентами. За прошедшие три месяца испытательного срока Александр освоил основные приемы и подходы функционального тестирования, принял участие в нескольких раундах регрессионного тестирования по проекту <text:span text:style-name="T1">TCC. </text:span>К любой поставленной задаче Александр подходит очень ответственно, исследует проблему со всех сторон и качественно решает ее. Стоит отметить то, что именно достаточно высокий технический уровень Александра <text:span text:style-name="T2">и его исключительная внимательность к мельчайшим деталям </text:span>позволяет охарактеризовать его как сильного тестировщика способного выполнять <text:span text:style-name="T2">исследовательское и функциональное тестирование</text:span>. Также Александр попробовал свои силы в работе с инструментарием нагрузочного тестирования <text:span text:style-name="T1">Apache J-meter, </text:span><text:span text:style-name="T2">в тест дизайне, в использовании инструментов тестирования безопасности. Стоит также отметить успешную работу Саши в тестировании проекта </text:span><text:span text:style-name="T1">R2R.</text:span></text:p>
      <text:p text:style-name="P1">Александр очень активен на митингах и ретроспективах. Предложения, которые озвучивает Александр, направлены на улучшения не только процесса <text:s/>тестирования, но и процесса разработки в целом. Систематизация подходов тестирования элементов пользовательских интерфейсов, предложенных Александром, закреплена в <text:span text:style-name="T1">Wiki </text:span><text:span text:style-name="T2">проекта </text:span><text:span text:style-name="T1">TCC.</text:span></text:p>
      <text:p text:style-name="P2">Считаю, что Александр успешно завершил период стажиров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9T23:00:20.32</meta:creation-date>
    <dc:date>2012-09-10T14:15:24.40</dc:date>
    <meta:editing-duration>PT1H51M23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1" meta:paragraph-count="4" meta:word-count="201" meta:character-count="1632"/>
  </office:meta>
</office:document-meta>
</file>